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c7ac"/>
    </style:style>
    <style:style style:name="P2" style:family="paragraph" style:parent-style-name="Standard">
      <style:text-properties officeooo:rsid="0009ecbf" officeooo:paragraph-rsid="0009ecbf"/>
    </style:style>
    <style:style style:name="P3" style:family="paragraph" style:parent-style-name="Standard">
      <style:text-properties officeooo:rsid="000bb5b6" officeooo:paragraph-rsid="000bb5b6"/>
    </style:style>
    <style:style style:name="P4" style:family="paragraph" style:parent-style-name="Standard">
      <style:text-properties fo:font-weight="bold" officeooo:rsid="000bb5b6" officeooo:paragraph-rsid="000bb5b6" style:font-weight-asian="bold" style:font-weight-complex="bold"/>
    </style:style>
    <style:style style:name="P5" style:family="paragraph" style:parent-style-name="Standard">
      <style:text-properties fo:font-weight="bold" officeooo:rsid="0011ee4b" officeooo:paragraph-rsid="0011ee4b" style:font-weight-asian="bold" style:font-weight-complex="bold"/>
    </style:style>
    <style:style style:name="P6" style:family="paragraph" style:parent-style-name="Standard">
      <style:text-properties fo:font-weight="bold" officeooo:rsid="0012bfe2" officeooo:paragraph-rsid="0012bfe2" style:font-weight-asian="bold" style:font-weight-complex="bold"/>
    </style:style>
    <style:style style:name="P7" style:family="paragraph" style:parent-style-name="Standard">
      <style:text-properties fo:font-weight="bold" officeooo:rsid="001da0c9" officeooo:paragraph-rsid="001da0c9" style:font-weight-asian="bold" style:font-weight-complex="bold"/>
    </style:style>
    <style:style style:name="P8" style:family="paragraph" style:parent-style-name="Standard">
      <style:text-properties fo:font-weight="bold" officeooo:rsid="0021028a" officeooo:paragraph-rsid="0021028a" style:font-weight-asian="bold" style:font-weight-complex="bold"/>
    </style:style>
    <style:style style:name="P9" style:family="paragraph" style:parent-style-name="Standard">
      <style:text-properties fo:font-weight="bold" officeooo:rsid="002463c8" officeooo:paragraph-rsid="002463c8" style:font-weight-asian="bold" style:font-weight-complex="bold"/>
    </style:style>
    <style:style style:name="P10" style:family="paragraph" style:parent-style-name="Standard">
      <style:text-properties fo:font-weight="bold" officeooo:rsid="00285060" officeooo:paragraph-rsid="00285060" style:font-weight-asian="bold" style:font-weight-complex="bold"/>
    </style:style>
    <style:style style:name="P11" style:family="paragraph" style:parent-style-name="Standard">
      <style:text-properties fo:font-weight="bold" officeooo:rsid="002ad06b" officeooo:paragraph-rsid="002ad06b" style:font-weight-asian="bold" style:font-weight-complex="bold"/>
    </style:style>
    <style:style style:name="P12" style:family="paragraph" style:parent-style-name="Standard">
      <style:text-properties fo:font-weight="bold" officeooo:rsid="002c83d4" officeooo:paragraph-rsid="002c83d4" style:font-weight-asian="bold" style:font-weight-complex="bold"/>
    </style:style>
    <style:style style:name="P13" style:family="paragraph" style:parent-style-name="Standard">
      <style:text-properties fo:font-weight="bold" officeooo:rsid="002dff22" officeooo:paragraph-rsid="002dff22" style:font-weight-asian="bold" style:font-weight-complex="bold"/>
    </style:style>
    <style:style style:name="P14" style:family="paragraph" style:parent-style-name="Standard">
      <style:text-properties fo:font-weight="bold" officeooo:rsid="003051e8" officeooo:paragraph-rsid="003051e8" style:font-weight-asian="bold" style:font-weight-complex="bold"/>
    </style:style>
    <style:style style:name="P15" style:family="paragraph" style:parent-style-name="Standard">
      <style:text-properties fo:font-weight="bold" officeooo:rsid="0031dde3" officeooo:paragraph-rsid="0031dde3" style:font-weight-asian="bold" style:font-weight-complex="bold"/>
    </style:style>
    <style:style style:name="P16" style:family="paragraph" style:parent-style-name="Standard">
      <style:text-properties fo:font-weight="bold" officeooo:rsid="00350794" officeooo:paragraph-rsid="002463c8" style:font-weight-asian="bold" style:font-weight-complex="bold"/>
    </style:style>
    <style:style style:name="P17" style:family="paragraph" style:parent-style-name="Standard">
      <style:text-properties fo:font-weight="bold" officeooo:rsid="003ea53e" officeooo:paragraph-rsid="003ea53e" style:font-weight-asian="bold" style:font-weight-complex="bold"/>
    </style:style>
    <style:style style:name="P18" style:family="paragraph" style:parent-style-name="Standard">
      <style:text-properties fo:font-weight="bold" officeooo:rsid="004229dc" officeooo:paragraph-rsid="004229dc" style:font-weight-asian="bold" style:font-weight-complex="bold"/>
    </style:style>
    <style:style style:name="P19" style:family="paragraph" style:parent-style-name="Standard">
      <style:text-properties fo:font-weight="bold" officeooo:rsid="004518ec" officeooo:paragraph-rsid="004518ec" style:font-weight-asian="bold" style:font-weight-complex="bold"/>
    </style:style>
    <style:style style:name="P20" style:family="paragraph" style:parent-style-name="Standard">
      <style:text-properties fo:font-weight="bold" officeooo:rsid="0008c7ac" officeooo:paragraph-rsid="0008c7ac" style:font-weight-asian="bold" style:font-weight-complex="bold"/>
    </style:style>
    <style:style style:name="P21" style:family="paragraph" style:parent-style-name="Standard">
      <style:text-properties fo:font-weight="bold" officeooo:rsid="004e0aaa" officeooo:paragraph-rsid="004e0aaa" style:font-weight-asian="bold" style:font-weight-complex="bold"/>
    </style:style>
    <style:style style:name="P22" style:family="paragraph" style:parent-style-name="Standard">
      <style:text-properties fo:font-weight="bold" officeooo:rsid="000f0aaf" officeooo:paragraph-rsid="001adae7" style:font-weight-asian="bold" style:font-weight-complex="bold"/>
    </style:style>
    <style:style style:name="P23" style:family="paragraph" style:parent-style-name="Standard">
      <style:text-properties fo:font-weight="bold" officeooo:rsid="0051d747" officeooo:paragraph-rsid="0051d747" style:font-weight-asian="bold" style:font-weight-complex="bold"/>
    </style:style>
    <style:style style:name="P24" style:family="paragraph" style:parent-style-name="Standard">
      <style:text-properties fo:font-weight="bold" officeooo:rsid="00619b47" officeooo:paragraph-rsid="00619b47" style:font-weight-asian="bold" style:font-weight-complex="bold"/>
    </style:style>
    <style:style style:name="P25" style:family="paragraph" style:parent-style-name="Standard">
      <style:text-properties fo:font-weight="bold" officeooo:rsid="005a54ba" officeooo:paragraph-rsid="00619b47" style:font-weight-asian="bold" style:font-weight-complex="bold"/>
    </style:style>
    <style:style style:name="P26" style:family="paragraph" style:parent-style-name="Standard">
      <style:text-properties fo:font-weight="normal" officeooo:rsid="00285060" officeooo:paragraph-rsid="00285060" style:font-weight-asian="normal" style:font-weight-complex="normal"/>
    </style:style>
    <style:style style:name="P27" style:family="paragraph" style:parent-style-name="Standard">
      <style:text-properties fo:font-weight="normal" officeooo:rsid="00350794" officeooo:paragraph-rsid="00350794" style:font-weight-asian="normal" style:font-weight-complex="normal"/>
    </style:style>
    <style:style style:name="P28" style:family="paragraph" style:parent-style-name="Standard">
      <style:text-properties fo:font-weight="normal" officeooo:rsid="00396c9a" officeooo:paragraph-rsid="00396c9a" style:font-weight-asian="normal" style:font-weight-complex="normal"/>
    </style:style>
    <style:style style:name="P29" style:family="paragraph" style:parent-style-name="Standard">
      <style:text-properties fo:font-weight="normal" officeooo:rsid="003aaecc" officeooo:paragraph-rsid="003aaecc" style:font-weight-asian="normal" style:font-weight-complex="normal"/>
    </style:style>
    <style:style style:name="P30" style:family="paragraph" style:parent-style-name="Standard">
      <style:text-properties fo:font-weight="normal" officeooo:rsid="003b449f" officeooo:paragraph-rsid="003b449f" style:font-weight-asian="normal" style:font-weight-complex="normal"/>
    </style:style>
    <style:style style:name="P31" style:family="paragraph" style:parent-style-name="Standard">
      <style:text-properties fo:font-weight="normal" officeooo:rsid="003d368b" officeooo:paragraph-rsid="003d368b" style:font-weight-asian="normal" style:font-weight-complex="normal"/>
    </style:style>
    <style:style style:name="P32" style:family="paragraph" style:parent-style-name="Standard">
      <style:text-properties fo:font-weight="normal" officeooo:rsid="003da34e" officeooo:paragraph-rsid="003da34e" style:font-weight-asian="normal" style:font-weight-complex="normal"/>
    </style:style>
    <style:style style:name="P33" style:family="paragraph" style:parent-style-name="Standard">
      <style:text-properties fo:font-weight="normal" officeooo:rsid="0040411c" officeooo:paragraph-rsid="0040411c" style:font-weight-asian="normal" style:font-weight-complex="normal"/>
    </style:style>
    <style:style style:name="P34" style:family="paragraph" style:parent-style-name="Standard">
      <style:text-properties fo:font-weight="normal" officeooo:rsid="004e0aaa" officeooo:paragraph-rsid="004e0aaa" style:font-weight-asian="normal" style:font-weight-complex="normal"/>
    </style:style>
    <style:style style:name="P35" style:family="paragraph" style:parent-style-name="Standard">
      <style:text-properties fo:font-weight="normal" officeooo:rsid="004f0087" officeooo:paragraph-rsid="004f0087" style:font-weight-asian="normal" style:font-weight-complex="normal"/>
    </style:style>
    <style:style style:name="P36" style:family="paragraph" style:parent-style-name="Standard">
      <style:text-properties fo:font-weight="normal" officeooo:rsid="005b7ede" officeooo:paragraph-rsid="005b7ede" style:font-weight-asian="normal" style:font-weight-complex="normal"/>
    </style:style>
    <style:style style:name="P37" style:family="paragraph" style:parent-style-name="Standard">
      <style:text-properties fo:font-weight="normal" officeooo:rsid="005cab65" officeooo:paragraph-rsid="005cab65" style:font-weight-asian="normal" style:font-weight-complex="normal"/>
    </style:style>
    <style:style style:name="P38" style:family="paragraph" style:parent-style-name="Standard">
      <style:text-properties officeooo:rsid="000f0aaf" officeooo:paragraph-rsid="000f0aaf"/>
    </style:style>
    <style:style style:name="P39" style:family="paragraph" style:parent-style-name="Standard">
      <style:text-properties officeooo:rsid="0010b98c" officeooo:paragraph-rsid="0010b98c"/>
    </style:style>
    <style:style style:name="P40" style:family="paragraph" style:parent-style-name="Standard">
      <style:text-properties officeooo:rsid="00110abf" officeooo:paragraph-rsid="00110abf"/>
    </style:style>
    <style:style style:name="P41" style:family="paragraph" style:parent-style-name="Standard">
      <style:text-properties officeooo:rsid="0012bfe2" officeooo:paragraph-rsid="0012bfe2"/>
    </style:style>
    <style:style style:name="P42" style:family="paragraph" style:parent-style-name="Standard">
      <style:text-properties officeooo:rsid="0014b148" officeooo:paragraph-rsid="0014b148"/>
    </style:style>
    <style:style style:name="P43" style:family="paragraph" style:parent-style-name="Standard">
      <style:text-properties officeooo:rsid="0014c4d6" officeooo:paragraph-rsid="0014c4d6"/>
    </style:style>
    <style:style style:name="P44" style:family="paragraph" style:parent-style-name="Standard">
      <style:text-properties officeooo:rsid="001ba38e" officeooo:paragraph-rsid="001ba38e"/>
    </style:style>
    <style:style style:name="P45" style:family="paragraph" style:parent-style-name="Standard">
      <style:text-properties officeooo:rsid="001fc540" officeooo:paragraph-rsid="001fc540"/>
    </style:style>
    <style:style style:name="P46" style:family="paragraph" style:parent-style-name="Standard">
      <style:text-properties fo:font-style="italic" fo:font-weight="normal" officeooo:rsid="00448593" officeooo:paragraph-rsid="00448593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4d07cc" officeooo:paragraph-rsid="004d07cc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4fb5a9" officeooo:paragraph-rsid="004fb5a9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50d308" officeooo:paragraph-rsid="0050d308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style:font-name="sans-serif" fo:font-size="10pt" style:font-size-asian="10pt" style:font-size-complex="10pt"/>
    </style:style>
    <style:style style:name="P51" style:family="paragraph" style:parent-style-name="Standard">
      <style:text-properties style:font-name="sans-serif" fo:font-size="10pt" officeooo:paragraph-rsid="0008c7ac" style:font-size-asian="10pt" style:font-size-complex="10pt"/>
    </style:style>
    <style:style style:name="P52" style:family="paragraph" style:parent-style-name="Standard">
      <style:text-properties style:font-name="sans-serif" fo:font-size="10.5pt" officeooo:rsid="000a3d3f" officeooo:paragraph-rsid="0009ecbf" style:font-size-asian="10.5pt" style:font-size-complex="10.5pt"/>
    </style:style>
    <style:style style:name="P53" style:family="paragraph" style:parent-style-name="Standard">
      <style:text-properties officeooo:paragraph-rsid="0051d747"/>
    </style:style>
    <style:style style:name="P54" style:family="paragraph" style:parent-style-name="Standard">
      <style:text-properties officeooo:rsid="00532f4e" officeooo:paragraph-rsid="00532f4e"/>
    </style:style>
    <style:style style:name="P55" style:family="paragraph" style:parent-style-name="Standard">
      <style:text-properties officeooo:rsid="00540e99" officeooo:paragraph-rsid="00540e99"/>
    </style:style>
    <style:style style:name="P56" style:family="paragraph" style:parent-style-name="Standard">
      <style:text-properties officeooo:rsid="0054ac7a" officeooo:paragraph-rsid="0054ac7a"/>
    </style:style>
    <style:style style:name="P57" style:family="paragraph" style:parent-style-name="Standard">
      <style:text-properties officeooo:rsid="0058e38f" officeooo:paragraph-rsid="0054ac7a"/>
    </style:style>
    <style:style style:name="P58" style:family="paragraph" style:parent-style-name="Standard">
      <style:text-properties officeooo:rsid="0058e38f" officeooo:paragraph-rsid="0058e38f"/>
    </style:style>
    <style:style style:name="P59" style:family="paragraph" style:parent-style-name="Standard">
      <style:text-properties officeooo:rsid="005a54ba" officeooo:paragraph-rsid="005a54ba"/>
    </style:style>
    <style:style style:name="P60" style:family="paragraph" style:parent-style-name="Standard">
      <style:text-properties officeooo:rsid="005a54ba" officeooo:paragraph-rsid="00619b47"/>
    </style:style>
    <style:style style:name="P61" style:family="paragraph" style:parent-style-name="Standard">
      <style:text-properties officeooo:rsid="00619b47" officeooo:paragraph-rsid="00619b47"/>
    </style:style>
    <style:style style:name="P62" style:family="paragraph" style:parent-style-name="Standard">
      <style:text-properties officeooo:rsid="00630a9d" officeooo:paragraph-rsid="00630a9d"/>
    </style:style>
    <style:style style:name="P63" style:family="paragraph" style:parent-style-name="Standard">
      <style:text-properties officeooo:rsid="0064b926" officeooo:paragraph-rsid="0064b926"/>
    </style:style>
    <style:style style:name="P64" style:family="paragraph" style:parent-style-name="Standard">
      <style:text-properties officeooo:rsid="0064b926" officeooo:paragraph-rsid="0064b926"/>
    </style:style>
    <style:style style:name="P65" style:family="paragraph" style:parent-style-name="Standard">
      <style:text-properties officeooo:rsid="006826c0" officeooo:paragraph-rsid="006826c0"/>
    </style:style>
    <style:style style:name="P66" style:family="paragraph" style:parent-style-name="Standard">
      <style:text-properties fo:font-weight="bold" officeooo:rsid="006826c0" officeooo:paragraph-rsid="006826c0" style:font-weight-asian="bold" style:font-weight-complex="bold"/>
    </style:style>
    <style:style style:name="T1" style:family="text">
      <style:text-properties style:font-name="sans-serif" fo:font-size="10pt" style:font-size-asian="10pt" style:font-size-complex="10pt"/>
    </style:style>
    <style:style style:name="T2" style:family="text">
      <style:text-properties style:font-name="sans-serif" fo:font-size="10pt" officeooo:rsid="0009f296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6b1e" style:font-weight-asian="bold" style:font-weight-complex="bold"/>
    </style:style>
    <style:style style:name="T5" style:family="text">
      <style:text-properties fo:font-weight="bold" officeooo:rsid="0046e9ed" style:font-weight-asian="bold" style:font-weight-complex="bold"/>
    </style:style>
    <style:style style:name="T6" style:family="text">
      <style:text-properties officeooo:rsid="00056b1e"/>
    </style:style>
    <style:style style:name="T7" style:family="text">
      <style:text-properties officeooo:rsid="0011c17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1d747" style:font-weight-asian="normal" style:font-weight-complex="normal"/>
    </style:style>
    <style:style style:name="T10" style:family="text">
      <style:text-properties officeooo:rsid="0014c4d6"/>
    </style:style>
    <style:style style:name="T11" style:family="text">
      <style:text-properties officeooo:rsid="0016b614"/>
    </style:style>
    <style:style style:name="T12" style:family="text">
      <style:text-properties officeooo:rsid="001929c2"/>
    </style:style>
    <style:style style:name="T13" style:family="text">
      <style:text-properties officeooo:rsid="001adae7"/>
    </style:style>
    <style:style style:name="T14" style:family="text">
      <style:text-properties officeooo:rsid="001bb41a"/>
    </style:style>
    <style:style style:name="T15" style:family="text">
      <style:text-properties officeooo:rsid="0028eb15"/>
    </style:style>
    <style:style style:name="T16" style:family="text">
      <style:text-properties officeooo:rsid="002bcb04"/>
    </style:style>
    <style:style style:name="T17" style:family="text">
      <style:text-properties officeooo:rsid="002c83d4"/>
    </style:style>
    <style:style style:name="T18" style:family="text">
      <style:text-properties officeooo:rsid="002f5d0a"/>
    </style:style>
    <style:style style:name="T19" style:family="text">
      <style:text-properties officeooo:rsid="0030a48f"/>
    </style:style>
    <style:style style:name="T20" style:family="text">
      <style:text-properties officeooo:rsid="003375bf"/>
    </style:style>
    <style:style style:name="T21" style:family="text">
      <style:text-properties officeooo:rsid="00361657"/>
    </style:style>
    <style:style style:name="T22" style:family="text">
      <style:text-properties officeooo:rsid="003da34e"/>
    </style:style>
    <style:style style:name="T23" style:family="text">
      <style:text-properties officeooo:rsid="004402ec"/>
    </style:style>
    <style:style style:name="T24" style:family="text">
      <style:text-properties officeooo:rsid="0046e9e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56601b"/>
    </style:style>
    <style:style style:name="T28" style:family="text">
      <style:text-properties officeooo:rsid="005c71ae"/>
    </style:style>
    <style:style style:name="T29" style:family="text">
      <style:text-properties officeooo:rsid="005eea4a"/>
    </style:style>
    <style:style style:name="T30" style:family="text">
      <style:text-properties officeooo:rsid="00669d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4"><text:span text:style-name="T3">GOAL</text:span> </text:p>
      <text:p text:style-name="P44"/>
      <text:p text:style-name="P44">Using model free visual reinforcement learning to flatten a piece of cloth using <text:span text:style-name="T14">a </text:span>robot <text:span text:style-name="T14">manipulator</text:span></text:p>
      <text:p text:style-name="P44"/>
      <text:p text:style-name="P7">PROBLEMS</text:p>
      <text:p text:style-name="Standard"/>
      <text:p text:style-name="P45">Do not know how to implement model-free deep RL for cloth flattening</text:p>
      <text:p text:style-name="P45"/>
      <text:p text:style-name="P8">ASSUMPTIONS</text:p>
      <text:p text:style-name="Standard"/>
      <text:p text:style-name="P9">1) Model-free approach is better</text:p>
      <text:p text:style-name="P16"/>
      <text:p text:style-name="P27">Why ? State estimation is <text:span text:style-name="T21">simplified and we do not deal with complex dynamics </text:span></text:p>
      <text:p text:style-name="P9"/>
      <text:p text:style-name="P10">2) State estimation is complicated in Model-based approach</text:p>
      <text:p text:style-name="P10"/>
      <text:p text:style-name="P28">Why ? Shape of cloth high-dimensional</text:p>
      <text:p text:style-name="P10"/>
      <text:p text:style-name="P11">3) <text:span text:style-name="T16">Dynamics of deformable objects are underconstrained and complicated</text:span></text:p>
      <text:p text:style-name="P10"/>
      <text:p text:style-name="P10"><text:span text:style-name="T17">4</text:span>) <text:span text:style-name="T15">Reinforcement learning is the best way to go about this flattening task</text:span></text:p>
      <text:p text:style-name="P10"/>
      <text:p text:style-name="P12">5) Never worked on Deep Reinforcement Learning before</text:p>
      <text:p text:style-name="P12"/>
      <text:p text:style-name="P29">Why ? I have actually worked on it before. I do not have a strong foundational understanding of it</text:p>
      <text:p text:style-name="P30">Why ? </text:p>
      <text:p text:style-name="P12"/>
      <text:p text:style-name="P13">6) <text:span text:style-name="T18">Must start with the existing Github repository</text:span></text:p>
      <text:p text:style-name="P13"/>
      <text:p text:style-name="P31">Why ? <text:span text:style-name="T22">Because this is the best approach ? </text:span></text:p>
      <text:p text:style-name="P31"/>
      <text:p text:style-name="P32">Why ? </text:p>
      <text:p text:style-name="P31"/>
      <text:p text:style-name="P14">7) <text:span text:style-name="T19">Must begin with implementing the approach in the paper</text:span></text:p>
      <text:p text:style-name="P14"/>
      <text:p text:style-name="P15">8) <text:span text:style-name="T20">Visual images are better state estimates</text:span></text:p>
      <text:p text:style-name="P15"/>
      <text:p text:style-name="P17">9) I do not understand the repository well enough</text:p>
      <text:p text:style-name="P17"/>
      <text:p text:style-name="P33">Why ? <text:span text:style-name="T23">I cannot find where the state space (images) is saved</text:span></text:p>
      <text:p text:style-name="P33"/>
      <text:p text:style-name="P35">Why ? Don’t know where the model is</text:p>
      <text:p text:style-name="P33"/>
      <text:p text:style-name="P46"><text:span text:style-name="T5">Solution</text:span><text:span text:style-name="T24"> : Find the model and images</text:span></text:p>
      <text:p text:style-name="P46"/>
      <text:p text:style-name="P47">Defined in env- domain in rlpyt and in dm_control/dm_control/suite in dm_control package</text:p>
      <text:p text:style-name="P47"/>
      <text:p text:style-name="P48">Images are rendered in the cloth_corner.py in the same folder</text:p>
      <text:p text:style-name="P48"/>
      <text:p text:style-name="P49">Saved probably in logger_dir in rlpyt (Must make the repo run for that)</text:p>
      <text:p text:style-name="P26"/>
      <text:p text:style-name="P19"><text:soft-page-break/>10) Repository does not run</text:p>
      <text:p text:style-name="P19"/>
      <text:p text:style-name="P36">Why ? <text:span text:style-name="T28">I get errors that I do not understand</text:span></text:p>
      <text:p text:style-name="P37">Why ? <text:span text:style-name="T29">I do not understand the repository well enough</text:span></text:p>
      <text:p text:style-name="P37"/>
      <text:p text:style-name="P37"/>
      <text:p text:style-name="P21">11) Do not know the next step to do</text:p>
      <text:p text:style-name="P21"/>
      <text:p text:style-name="P34">Why ? Do not have a plan </text:p>
      <text:p text:style-name="P34">Why ? Do not understand the repository well</text:p>
      <text:p text:style-name="P34"><text:span text:style-name="T25">Solution</text:span> : Understand the full repository and create a plan</text:p>
      <text:p text:style-name="Standard"/>
      <text:p text:style-name="Standard">model free approach alleviates the problem of state estimation</text:p>
      <text:p text:style-name="Standard"><text:span text:style-name="T3">Reference</text:span> : <text:a xlink:type="simple" xlink:href="https://arxiv.org/pdf/1504.00702.pdf" text:style-name="Internet_20_link" text:visited-style-name="Visited_20_Internet_20_Link">https://arxiv.org/pdf/1504.00702.pdf</text:a></text:p>
      <text:p text:style-name="Standard"/>
      <text:p text:style-name="P6">FUNDAMENTALS</text:p>
      <text:p text:style-name="Standard"/>
      <text:p text:style-name="P41"><text:span text:style-name="T3">Reward function</text:span> </text:p>
      <text:p text:style-name="P41"/>
      <text:p text:style-name="P42">Reward has two purposes : </text:p>
      <text:p text:style-name="P42">1. <text:span text:style-name="T12">Evaluation -</text:span> <text:span text:style-name="T10">It expresses the agent designers preferences over agent’s behaviours.</text:span></text:p>
      <text:p text:style-name="P43">2. <text:span text:style-name="T12">Guidance -</text:span> <text:span text:style-name="T11">It guides what the agent does</text:span></text:p>
      <text:p text:style-name="P43"/>
      <text:p text:style-name="P41"><text:a xlink:type="simple" xlink:href="https://www.youtube.com/watch?v=MhIP1SOqlS8" text:style-name="Internet_20_link" text:visited-style-name="Visited_20_Internet_20_Link">https://www.youtube.com/watch?v=MhIP1SOqlS8</text:a></text:p>
      <text:p text:style-name="P41"/>
      <text:p text:style-name="P5">State estimation general</text:p>
      <text:p text:style-name="P5"/>
      <text:p text:style-name="P5"/>
      <text:p text:style-name="P5">Reference : <text:span text:style-name="T8">https://www.youtube.com/watch?v=abkERq00XkM</text:span></text:p>
      <text:p text:style-name="P4"/>
      <text:p text:style-name="P18">APPROACH</text:p>
      <text:p text:style-name="P4"/>
      <text:p text:style-name="P24">Simulation environments</text:p>
      <text:p text:style-name="P61"/>
      <text:p text:style-name="P25"><text:a xlink:type="simple" xlink:href="https://openai.com/blog/roboschool/" text:style-name="Internet_20_link" text:visited-style-name="Visited_20_Internet_20_Link"><text:span text:style-name="T26">https://openai.com/blog/roboschool/</text:span></text:a></text:p>
      <text:p text:style-name="P25"/>
      <text:p text:style-name="P4">State estimation difficult for deformable objects</text:p>
      <text:p text:style-name="P3"/>
      <text:p text:style-name="Standard">state estimation for deformable objects</text:p>
      <text:p text:style-name="Standard">robust state estimator is proposed to track the object configuration in real time using gaussian mixture models. GMM registers object nodes towards a noisy point cloud</text:p>
      <text:p text:style-name="P20"/>
      <text:p text:style-name="P1"><text:span text:style-name="T3">Reference</text:span> : <text:span text:style-name="T1">State Estimation for Deformable Objects by Point Registration andDynamic </text:span></text:p>
      <text:p text:style-name="P51">Simulation</text:p>
      <text:p text:style-name="P50"/>
      <text:p text:style-name="P50"/>
      <text:p text:style-name="P2"><text:span text:style-name="T1">Jointly estimating the state </text:span><text:span text:style-name="T2">of a 3D deformable object </text:span><text:span text:style-name="T1">with a hand</text:span></text:p>
      <text:p text:style-name="P52">Tocapture deformations, this approach models non-rigid objects as articulated ob-jects with a tree-structured skeleton and a large number of bones. When thefingers of a hand come close to the object, the tracking of the hand and theobject is aided by physics-based modeling and simulation (Bullet). This worksfine, unless the object exhibits complex deformations that cannot be modeledeffectively by the assumed tree-structured, skeleton-based representation (e.g.,general deformation of a planar sheet of paper or of a piece of <text:soft-page-break/>cloth). Further-more, tracking relies solely on depth information, so fitting the template meshof the object to the observed point cloud becomes susceptible to sliding.</text:p>
      <text:p text:style-name="Standard"><text:span text:style-name="T4">Reference</text:span><text:span text:style-name="T6"> : </text:span><text:a xlink:type="simple" xlink:href="https://www.youtube.com/watch?v=JSOIy3D_5I0&amp;feature=youtu.be" text:style-name="Internet_20_link" text:visited-style-name="Visited_20_Internet_20_Link">https://www.youtube.com/watch?v=JSOIy3D_5I0&amp;feature=youtu.be</text:a></text:p>
      <text:p text:style-name="Standard"><text:a xlink:type="simple" xlink:href="https://www.ecva.net/papers/eccv_2018/papers_ECCV/papers/Aggeliki_Tsoli_Joint_3D_tracking_ECCV_2018_paper.pdf" text:style-name="Internet_20_link" text:visited-style-name="Visited_20_Internet_20_Link">https://www.ecva.net/papers/eccv_2018/papers_ECCV/papers/Aggeliki_Tsoli_Joint_3D_tracking_ECCV_2018_paper.pdf</text:a></text:p>
      <text:p text:style-name="Standard"/>
      <text:p text:style-name="Standard"/>
      <text:p text:style-name="P39">Self-supervised objective to transfer perception model from rendered images to real images without human annotations</text:p>
      <text:p text:style-name="P40">For 2D ropes <text:span text:style-name="T7">though</text:span></text:p>
      <text:p text:style-name="P38">Reference : <text:a xlink:type="simple" xlink:href="https://www.youtube.com/watch?v=aZP2NDX9npw" text:style-name="Internet_20_link" text:visited-style-name="Visited_20_Internet_20_Link">https://www.youtube.com/watch?v=aZP2NDX9npw</text:a></text:p>
      <text:p text:style-name="P38">Self-Supervised Learning of State Estimation for Manipulating Deformable Linear Objects. <text:s/>Mengyuan Yan, Yilin Zhu, Ning Jin, Jeannette Bohg. Stanford University.</text:p>
      <text:p text:style-name="P38"/>
      <text:p text:style-name="P22"><text:span text:style-name="T13">U</text:span>nderstanding the repository</text:p>
      <text:p text:style-name="P22"/>
      <text:p text:style-name="P23">Plan</text:p>
      <text:p text:style-name="P23"/>
      <text:p text:style-name="P53"><text:span text:style-name="T9">Find xml images and which script accesses the images </text:span>✅</text:p>
      <text:p text:style-name="P53"/>
      <text:p text:style-name="P54">Make the repository run </text:p>
      <text:p text:style-name="P54"/>
      <text:p text:style-name="P55">Understand the full repository</text:p>
      <text:p text:style-name="P55"/>
      <text:p text:style-name="P56">Create dataset <text:span text:style-name="T27">for your use case</text:span></text:p>
      <text:p text:style-name="P57"/>
      <text:p text:style-name="P58">Make the dataset run using the existing repo</text:p>
      <text:p text:style-name="P58"/>
      <text:p text:style-name="P59">Write your own code from scratch to understand it</text:p>
      <text:p text:style-name="P59"/>
      <text:p text:style-name="P62">DM Control</text:p>
      <text:p text:style-name="P60"/>
      <text:p text:style-name="P63">Reference : DM Control Pa<text:span text:style-name="T30">per</text:span></text:p>
      <text:p text:style-name="P63"><text:a xlink:type="simple" xlink:href="https://www.youtube.com/watch?v=-ryzjZHiD28" text:style-name="Internet_20_link" text:visited-style-name="Visited_20_Internet_20_Link">https://www.youtube.com/watch?v=-ryzjZHiD28</text:a></text:p>
      <text:p text:style-name="P63"/>
      <text:p text:style-name="P66">Spinning Up </text:p>
      <text:p text:style-name="P65"/>
      <text:p text:style-name="P65"><text:a xlink:type="simple" xlink:href="https://spinningup.openai.com/en/latest/user/introduction.html" text:style-name="Internet_20_link" text:visited-style-name="Visited_20_Internet_20_Link">https://spinningup.openai.com/en/latest/user/introduction.html</text:a>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3:13:30.805720604</meta:creation-date>
    <dc:date>2021-03-27T16:01:34.555421677</dc:date>
    <meta:editing-duration>P1DT14H13M27S</meta:editing-duration>
    <meta:editing-cycles>101</meta:editing-cycles>
    <meta:generator>LibreOffice/6.0.7.3$Linux_X86_64 LibreOffice_project/00m0$Build-3</meta:generator>
    <meta:document-statistic meta:table-count="0" meta:image-count="0" meta:object-count="0" meta:page-count="3" meta:paragraph-count="72" meta:word-count="596" meta:character-count="4123" meta:non-whitespace-character-count="3587"/>
  </office:meta>
</office:document-meta>
</file>